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e8b" officeooo:paragraph-rsid="00095e8b"/>
    </style:style>
    <style:style style:name="P2" style:family="paragraph" style:parent-style-name="Standard">
      <style:text-properties officeooo:rsid="00095e8b" officeooo:paragraph-rsid="000c4db6"/>
    </style:style>
    <style:style style:name="P3" style:family="paragraph" style:parent-style-name="Standard">
      <style:text-properties officeooo:rsid="000c4db6" officeooo:paragraph-rsid="000c4db6"/>
    </style:style>
    <style:style style:name="P4" style:family="paragraph" style:parent-style-name="Standard">
      <style:text-properties fo:font-style="italic" officeooo:rsid="000c4db6" officeooo:paragraph-rsid="000c4db6" style:font-style-asian="italic" style:font-style-complex="italic"/>
    </style:style>
    <style:style style:name="P5" style:family="paragraph" style:parent-style-name="Standard">
      <style:text-properties fo:font-style="normal" officeooo:rsid="000c4db6" officeooo:paragraph-rsid="000c4db6" style:font-style-asian="normal" style:font-style-complex="normal"/>
    </style:style>
    <style:style style:name="P6" style:family="paragraph" style:parent-style-name="Standard">
      <style:text-properties fo:font-style="normal" officeooo:rsid="000c4db6" officeooo:paragraph-rsid="000ca5cb" style:font-style-asian="normal" style:font-style-complex="normal"/>
    </style:style>
    <style:style style:name="P7" style:family="paragraph" style:parent-style-name="Standard">
      <style:text-properties fo:font-style="italic" officeooo:rsid="000ca5cb" officeooo:paragraph-rsid="000ca5cb" style:font-style-asian="italic" style:font-style-complex="italic"/>
    </style:style>
    <style:style style:name="P8" style:family="paragraph" style:parent-style-name="Standard">
      <style:text-properties fo:font-style="normal" officeooo:rsid="000ca5cb" officeooo:paragraph-rsid="000ca5cb" style:font-style-asian="normal" style:font-style-complex="normal"/>
    </style:style>
    <style:style style:name="P9" style:family="paragraph" style:parent-style-name="Standard">
      <style:text-properties fo:font-style="italic" officeooo:rsid="000ca5cb" officeooo:paragraph-rsid="000df837" style:font-style-asian="italic" style:font-style-complex="italic"/>
    </style:style>
    <style:style style:name="P10" style:family="paragraph" style:parent-style-name="Standard">
      <style:text-properties fo:font-style="normal" officeooo:rsid="000df837" officeooo:paragraph-rsid="000df837" style:font-style-asian="normal" style:font-style-complex="normal"/>
    </style:style>
    <style:style style:name="P11" style:family="paragraph" style:parent-style-name="Standard">
      <style:text-properties fo:font-style="normal" officeooo:rsid="000ca5cb" officeooo:paragraph-rsid="000df837" style:font-style-asian="normal" style:font-style-complex="normal"/>
    </style:style>
    <style:style style:name="P12" style:family="paragraph" style:parent-style-name="Standard">
      <style:text-properties fo:font-style="normal" officeooo:rsid="000c4db6" officeooo:paragraph-rsid="001165a5" style:font-style-asian="normal" style:font-style-complex="normal"/>
    </style:style>
    <style:style style:name="P13" style:family="paragraph" style:parent-style-name="Standard">
      <style:text-properties officeooo:paragraph-rsid="001165a5"/>
    </style:style>
    <style:style style:name="P14" style:family="paragraph" style:parent-style-name="Standard">
      <style:text-properties officeooo:rsid="001165a5" officeooo:paragraph-rsid="001165a5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officeooo:rsid="000c4db6"/>
    </style:style>
    <style:style style:name="T2" style:family="text">
      <style:text-properties fo:font-style="italic" officeooo:rsid="000c4db6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a5cb" style:font-style-asian="italic" style:font-style-complex="italic"/>
    </style:style>
    <style:style style:name="T5" style:family="text">
      <style:text-properties officeooo:rsid="000df837"/>
    </style:style>
    <style:style style:name="T6" style:family="text">
      <style:text-properties fo:font-style="italic" officeooo:rsid="000df837" style:font-style-asian="italic" style:font-style-complex="italic"/>
    </style:style>
    <style:style style:name="T7" style:family="text">
      <style:text-properties officeooo:rsid="001165a5"/>
    </style:style>
    <style:style style:name="T8" style:family="text">
      <style:text-properties fo:font-style="normal" officeooo:rsid="001165a5" style:font-style-asian="normal" style:font-style-complex="normal"/>
    </style:style>
    <style:style style:name="T9" style:family="text">
      <style:text-properties fo:font-style="italic" officeooo:rsid="001165a5" style:font-style-asian="italic" style:font-style-complex="italic"/>
    </style:style>
    <style:style style:name="T10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11" style:family="text">
      <style:text-properties fo:color="#cccccc" loext:opacity="100%" fo:font-family="Consolas, 'Courier New', monospace" fo:font-size="10.5pt" fo:font-weight="normal" fo:background-color="#1f1f1f" loext:char-shading-value="0"/>
    </style:style>
    <style:style style:name="T12" style:family="text">
      <style:text-properties fo:color="#4fc1ff" loext:opacity="100%" fo:font-family="Consolas, 'Courier New', monospace" fo:font-size="10.5pt" fo:font-weight="normal" fo:background-color="#1f1f1f" loext:char-shading-value="0"/>
    </style:style>
    <style:style style:name="T13" style:family="text">
      <style:text-properties fo:color="#dcdcaa" loext:opacity="100%" fo:font-family="Consolas, 'Courier New', monospace" fo:font-size="10.5pt" fo:font-weight="normal" fo:background-color="#1f1f1f" loext:char-shading-value="0"/>
    </style:style>
    <style:style style:name="T14" style:family="text">
      <style:text-properties fo:color="#d4d4d4" loext:opacity="100%" fo:font-family="Consolas, 'Courier New', monospace" fo:font-size="10.5pt" fo:font-weight="normal" fo:background-color="#1f1f1f" loext:char-shading-value="0"/>
    </style:style>
    <style:style style:name="T15" style:family="text">
      <style:text-properties fo:color="#c586c0" loext:opacity="100%" fo:font-family="Consolas, 'Courier New', monospace" fo:font-size="10.5pt" fo:font-weight="normal"/>
    </style:style>
    <style:style style:name="T16" style:family="text">
      <style:text-properties fo:font-family="Consolas, 'Courier New', monospace" fo:font-size="10.5pt" fo:font-weight="normal"/>
    </style:style>
    <style:style style:name="T17" style:family="text">
      <style:text-properties fo:color="#569cd6" loext:opacity="100%" fo:font-family="Consolas, 'Courier New', monospace" fo:font-size="10.5pt" fo:font-weight="normal"/>
    </style:style>
    <style:style style:name="T18" style:family="text">
      <style:text-properties fo:color="#4fc1ff" loext:opacity="100%" fo:font-family="Consolas, 'Courier New', monospace" fo:font-size="10.5pt" fo:font-weight="normal"/>
    </style:style>
    <style:style style:name="T19" style:family="text">
      <style:text-properties fo:color="#d4d4d4" loext:opacity="100%" fo:font-family="Consolas, 'Courier New', monospace" fo:font-size="10.5pt" fo:font-weight="normal"/>
    </style:style>
    <style:style style:name="T20" style:family="text">
      <style:text-properties fo:color="#d4d4d4" loext:opacity="100%"/>
    </style:style>
    <style:style style:name="T21" style:family="text">
      <style:text-properties fo:color="#808080" loext:opacity="100%" fo:font-family="Consolas, 'Courier New', monospace" fo:font-size="10.5pt" fo:font-weight="normal"/>
    </style:style>
    <style:style style:name="T22" style:family="text">
      <style:text-properties fo:color="#4ec9b0" loext:opacity="100%" fo:font-family="Consolas, 'Courier New', monospace" fo:font-size="10.5pt" fo:font-weight="normal"/>
    </style:style>
    <style:style style:name="T23" style:family="text">
      <style:text-properties fo:color="#9cdcfe" loext:opacity="100%" fo:font-family="Consolas, 'Courier New', monospace" fo:font-size="10.5pt" fo:font-weight="normal"/>
    </style:style>
    <style:style style:name="T24" style:family="text">
      <style:text-properties fo:color="#dcdcaa" loext:opacity="100%" fo:font-family="Consolas, 'Courier New', monospace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5</text:p>
      <text:p text:style-name="P1"/>
      <text:p text:style-name="P1">Usaremos o REDUX com a sua ferrramenta TOOLKIT e com a tecnologia TYPESCRIPT.</text:p>
      <text:p text:style-name="P1"/>
      <text:p text:style-name="P2">O primeiro passo é instalar o pacote NPM ( Node Package Manager ). <text:span text:style-name="T1">Comando:</text:span></text:p>
      <text:p text:style-name="P2"><text:span text:style-name="T2">npm i</text:span><text:span text:style-name="T1"> ou </text:span><text:span text:style-name="T2">npm install </text:span></text:p>
      <text:p text:style-name="P1"/>
      <text:p text:style-name="P3">Usaremos a tecnologia STYLED COMPONENTS para isso usaremos o comando:</text:p>
      <text:p text:style-name="P4">npm i --save styled-components</text:p>
      <text:p text:style-name="P4"/>
      <text:p text:style-name="P5">Usaremos também o pacote de tipo do STYLED COMPONENTS para que o TYPE SCRIPT entenda o código do STYLED COMPONENTS. Comando:</text:p>
      <text:p text:style-name="P6"><text:span text:style-name="T3">npm i --save-dev </text:span><text:span text:style-name="T4">@types/styled-components</text:span></text:p>
      <text:p text:style-name="P7"/>
      <text:p text:style-name="P8"><text:span text:style-name="T5">I</text:span>nstalaremos o REDUX junto com a sua ferramenta TOOLKIT usando o comando:</text:p>
      <text:p text:style-name="P9">npm i --save react-redux @reduxjs/toolkit </text:p>
      <text:p text:style-name="P9"/>
      <text:p text:style-name="P10">Por fim iniciaremos a nossa aplicação com o comando:</text:p>
      <text:p text:style-name="P11"><text:span text:style-name="T6">npm start</text:span> </text:p>
      <text:p text:style-name="P6"><text:s/></text:p>
      <text:p text:style-name="P6"/>
      <text:p text:style-name="P6"/>
      <text:p text:style-name="P12">-- <text:s/><text:span text:style-name="T7">--------------------------------- -- REACT </text:span>-- <text:s/><text:span text:style-name="T7">--------------------------------- -- </text:span></text:p>
      <text:p text:style-name="P12"/>
      <text:p text:style-name="P13"><text:span text:style-name="T8">O </text:span><text:span text:style-name="T9">USE STATE </text:span><text:span text:style-name="T8">é uma ferramenta crucial do REACT, nela é configurada a condição de um componente. </text:span>O uso de USESTATE é feito com 2 parâmetros o 'valor' e a 'função que configura este valor.</text:p>
      <text:p text:style-name="P13"><text:s/></text:p>
      <text:p text:style-name="P14">EX:</text:p>
      <text:p text:style-name="P15"><text:span text:style-name="T10">const</text:span><text:span text:style-name="T11"> [</text:span><text:span text:style-name="T12">estaEditando</text:span><text:span text:style-name="T11">, </text:span><text:span text:style-name="T13">setEstaEditando</text:span><text:span text:style-name="T11">] </text:span><text:span text:style-name="T14">=</text:span><text:span text:style-name="T11"> </text:span><text:span text:style-name="T13">useState</text:span><text:span text:style-name="T11">(</text:span><text:span text:style-name="T10">false</text:span><text:span text:style-name="T11">)</text:span></text:p>
      <text:p text:style-name="P16">  <text:span text:style-name="T15">return</text:span><text:span text:style-name="T16"> (</text:span></text:p>
      <text:p text:style-name="P16">        <text:span text:style-name="T17">{</text:span><text:span text:style-name="T18">estaEditando</text:span><text:span text:style-name="T19"> ? (</text:span></text:p>
      <text:p text:style-name="P16"><text:span text:style-name="T20">          </text:span><text:span text:style-name="T21">&lt;&gt;</text:span></text:p>
      <text:p text:style-name="P16"><text:span text:style-name="T20">            </text:span><text:span text:style-name="T21">&lt;</text:span><text:span text:style-name="T22">S.Botao</text:span><text:span text:style-name="T21">&gt;</text:span><text:span text:style-name="T19">Salvar</text:span><text:span text:style-name="T21">&lt;/</text:span><text:span text:style-name="T22">S.Botao</text:span><text:span text:style-name="T21">&gt;</text:span></text:p>
      <text:p text:style-name="P16"><text:span text:style-name="T20">            </text:span><text:span text:style-name="T21">&lt;</text:span><text:span text:style-name="T22">S.Botao</text:span><text:span text:style-name="T19"> </text:span><text:span text:style-name="T23">onClick</text:span><text:span text:style-name="T19">=</text:span><text:span text:style-name="T17">{</text:span><text:span text:style-name="T19">() </text:span><text:span text:style-name="T17">=&gt;</text:span><text:span text:style-name="T19"> </text:span><text:span text:style-name="T24">setEstaEditando</text:span><text:span text:style-name="T19">(</text:span><text:span text:style-name="T17">false</text:span><text:span text:style-name="T19">)</text:span><text:span text:style-name="T17">}</text:span><text:span text:style-name="T21">&gt;</text:span><text:span text:style-name="T19">Cancelar</text:span><text:span text:style-name="T21">&lt;/</text:span><text:span text:style-name="T22">S.Botao</text:span><text:span text:style-name="T21">&gt;</text:span></text:p>
      <text:p text:style-name="P16"><text:span text:style-name="T20">          </text:span><text:span text:style-name="T21">&lt;/&gt;</text:span></text:p>
      <text:p text:style-name="P17">        <text:span text:style-name="T16">) : (</text:span></text:p>
      <text:p text:style-name="P16"><text:span text:style-name="T20">          </text:span><text:span text:style-name="T21">&lt;&gt;</text:span></text:p>
      <text:p text:style-name="P16"><text:span text:style-name="T20">            </text:span><text:span text:style-name="T21">&lt;</text:span><text:span text:style-name="T22">S.Botao</text:span><text:span text:style-name="T19"> </text:span><text:span text:style-name="T23">onClick</text:span><text:span text:style-name="T19">=</text:span><text:span text:style-name="T17">{</text:span><text:span text:style-name="T19">() </text:span><text:span text:style-name="T17">=&gt;</text:span><text:span text:style-name="T19"> </text:span><text:span text:style-name="T24">setEstaEditando</text:span><text:span text:style-name="T19">(</text:span><text:span text:style-name="T17">true</text:span><text:span text:style-name="T19">)</text:span><text:span text:style-name="T17">}</text:span><text:span text:style-name="T21">&gt;</text:span><text:span text:style-name="T19">Editar</text:span><text:span text:style-name="T21">&lt;/</text:span><text:span text:style-name="T22">S.Botao</text:span><text:span text:style-name="T21">&gt;</text:span></text:p>
      <text:p text:style-name="P16"><text:span text:style-name="T20">            </text:span><text:span text:style-name="T21">&lt;</text:span><text:span text:style-name="T22">S.Botao</text:span><text:span text:style-name="T21">&gt;</text:span><text:span text:style-name="T19"> Remover</text:span><text:span text:style-name="T21">&lt;/</text:span><text:span text:style-name="T22">S.Botao</text:span><text:span text:style-name="T21">&gt;</text:span></text:p>
      <text:p text:style-name="P16"><text:span text:style-name="T20">          </text:span><text:span text:style-name="T21">&lt;/&gt;</text:span></text:p>
      <text:p text:style-name="P16"><text:span text:style-name="T20">        </text:span><text:span text:style-name="T19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20:44:52.495732400</meta:creation-date>
    <dc:date>2025-08-29T11:19:52.290578900</dc:date>
    <meta:editing-duration>PT58M35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0" meta:word-count="176" meta:character-count="1292" meta:non-whitespace-character-count="1025"/>
  </office:meta>
</office:document-meta>
</file>